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PG Courier GPL&amp;GNU" svg:font-family="'BPG Courier GPL&amp;GNU'" style:font-pitch="fixed"/>
    <style:font-face style:name="Aroania" svg:font-family="Aroania" style:font-pitch="variable"/>
    <style:font-face style:name="BPG DedaEna Block GPL&amp;GNU" svg:font-family="'BPG DedaEna Block GPL&amp;GNU'" style:font-pitch="variable"/>
    <style:font-face style:name="Liberation Serif" svg:font-family="'Liberation Serif'" style:font-family-generic="roman" style:font-pitch="variable"/>
    <style:font-face style:name="BPG DejaVu Sans 2011 GNU-GPL" svg:font-family="'BPG DejaVu Sans 2011 GNU-GPL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-left="none" fo:border-right="none" fo:border-top="none" fo:border-bottom="0.05pt solid #666666"/>
    </style:style>
    <style:style style:name="P1" style:family="paragraph" style:parent-style-name="Standard">
      <style:text-properties style:font-name="BPG DejaVu Sans 2011 GNU-GPL" fo:font-size="10pt" style:font-size-asian="10pt" style:font-size-complex="10pt"/>
    </style:style>
    <style:style style:name="P2" style:family="paragraph" style:parent-style-name="Table_20_Contents">
      <style:text-properties style:font-name="BPG Courier GPL&amp;GNU" fo:font-size="10pt" officeooo:rsid="00286b3e" officeooo:paragraph-rsid="00286b3e" style:font-size-asian="10pt" style:font-size-complex="10pt"/>
    </style:style>
    <style:style style:name="P3" style:family="paragraph" style:parent-style-name="Table_20_Contents">
      <style:text-properties style:font-name="BPG Courier GPL&amp;GNU" fo:font-size="10pt" officeooo:rsid="002981b2" officeooo:paragraph-rsid="002981b2" style:font-size-asian="10pt" style:font-size-complex="10pt"/>
    </style:style>
    <style:style style:name="P4" style:family="paragraph" style:parent-style-name="Table_20_Contents">
      <style:text-properties style:font-name="BPG Courier GPL&amp;GNU" fo:font-size="10pt" officeooo:rsid="002981b2" officeooo:paragraph-rsid="002a1a48" style:font-size-asian="10pt" style:font-size-complex="10pt"/>
    </style:style>
    <style:style style:name="P5" style:family="paragraph" style:parent-style-name="Table_20_Contents">
      <style:text-properties style:font-name="BPG Courier GPL&amp;GNU" fo:font-size="10pt" officeooo:rsid="00240a43" officeooo:paragraph-rsid="00240a43" style:font-size-asian="10pt" style:font-size-complex="10pt"/>
    </style:style>
    <style:style style:name="P6" style:family="paragraph" style:parent-style-name="Table_20_Contents">
      <style:text-properties style:font-name="BPG Courier GPL&amp;GNU" fo:font-size="10pt" fo:font-weight="bold" officeooo:rsid="00286b3e" officeooo:paragraph-rsid="00286b3e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BPG DejaVu Sans 2011 GNU-GPL" officeooo:rsid="0022c292" officeooo:paragraph-rsid="0022c292"/>
    </style:style>
    <style:style style:name="P8" style:family="paragraph" style:parent-style-name="Table_20_Contents">
      <style:text-properties style:font-name="BPG DejaVu Sans 2011 GNU-GPL" fo:font-size="10pt" style:font-size-asian="10pt" style:font-size-complex="10pt"/>
    </style:style>
    <style:style style:name="P9" style:family="paragraph" style:parent-style-name="Table_20_Contents" style:list-style-name="L1">
      <style:text-properties style:font-name="BPG DejaVu Sans 2011 GNU-GPL" fo:font-size="10pt" officeooo:paragraph-rsid="001ffa67" style:font-size-asian="10pt" style:font-size-complex="10pt"/>
    </style:style>
    <style:style style:name="P10" style:family="paragraph" style:parent-style-name="Table_20_Contents" style:list-style-name="L1">
      <style:text-properties style:font-name="BPG DejaVu Sans 2011 GNU-GPL" fo:font-size="10pt" officeooo:rsid="001ffa67" officeooo:paragraph-rsid="001ffa67" style:font-size-asian="10pt" style:font-size-complex="10pt"/>
    </style:style>
    <style:style style:name="P11" style:family="paragraph" style:parent-style-name="Table_20_Contents">
      <style:text-properties style:font-name="BPG DejaVu Sans 2011 GNU-GPL" fo:font-size="10pt" officeooo:rsid="001ffa67" officeooo:paragraph-rsid="001ffa67" style:font-size-asian="10pt" style:font-size-complex="10pt"/>
    </style:style>
    <style:style style:name="P12" style:family="paragraph" style:parent-style-name="Table_20_Contents">
      <style:text-properties style:font-name="BPG DejaVu Sans 2011 GNU-GPL" fo:font-size="10pt" officeooo:rsid="0021e973" officeooo:paragraph-rsid="0021e973" style:font-size-asian="10pt" style:font-size-complex="10pt"/>
    </style:style>
    <style:style style:name="P13" style:family="paragraph" style:parent-style-name="Table_20_Contents">
      <style:text-properties style:font-name="BPG DejaVu Sans 2011 GNU-GPL" fo:font-size="10pt" officeooo:rsid="0022a6a2" officeooo:paragraph-rsid="0022a6a2" style:font-size-asian="10pt" style:font-size-complex="10pt"/>
    </style:style>
    <style:style style:name="P14" style:family="paragraph" style:parent-style-name="Table_20_Contents">
      <style:text-properties style:font-name="BPG DejaVu Sans 2011 GNU-GPL" fo:font-size="10pt" officeooo:rsid="0022c292" officeooo:paragraph-rsid="0022c292" style:font-size-asian="10pt" style:font-size-complex="10pt"/>
    </style:style>
    <style:style style:name="P15" style:family="paragraph" style:parent-style-name="Table_20_Contents">
      <style:text-properties style:font-name="BPG DejaVu Sans 2011 GNU-GPL" fo:font-size="10pt" officeooo:rsid="00240a43" officeooo:paragraph-rsid="00240a43" style:font-size-asian="10pt" style:font-size-complex="10pt"/>
    </style:style>
    <style:style style:name="P16" style:family="paragraph" style:parent-style-name="Table_20_Contents">
      <style:text-properties style:font-name="BPG DejaVu Sans 2011 GNU-GPL" fo:font-size="10pt" officeooo:rsid="00240a43" officeooo:paragraph-rsid="002a1a48" style:font-size-asian="10pt" style:font-size-complex="10pt"/>
    </style:style>
    <style:style style:name="P17" style:family="paragraph" style:parent-style-name="Table_20_Contents">
      <style:text-properties style:font-name="BPG DejaVu Sans 2011 GNU-GPL" fo:font-size="10pt" officeooo:rsid="002644a9" officeooo:paragraph-rsid="002644a9" style:font-size-asian="10pt" style:font-size-complex="10pt"/>
    </style:style>
    <style:style style:name="P18" style:family="paragraph" style:parent-style-name="Table_20_Contents">
      <style:text-properties style:font-name="BPG DejaVu Sans 2011 GNU-GPL" fo:font-size="10pt" officeooo:rsid="0027d4c4" officeooo:paragraph-rsid="0027d4c4" style:font-size-asian="10pt" style:font-size-complex="10pt"/>
    </style:style>
    <style:style style:name="P19" style:family="paragraph" style:parent-style-name="Table_20_Contents">
      <style:text-properties style:font-name="BPG DejaVu Sans 2011 GNU-GPL" fo:font-size="10pt" officeooo:rsid="0027d4c4" officeooo:paragraph-rsid="00286b3e" style:font-size-asian="10pt" style:font-size-complex="10pt"/>
    </style:style>
    <style:style style:name="T1" style:family="text">
      <style:text-properties officeooo:rsid="001ffa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BPG DejaVu Sans 2011 GNU-GPL" officeooo:rsid="00240a43"/>
    </style:style>
    <style:style style:name="T4" style:family="text">
      <style:text-properties style:font-name="BPG DejaVu Sans 2011 GNU-GPL" fo:font-size="10pt" officeooo:rsid="00240a43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2a1a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list xml:id="list1769489341861079228" text:style-name="L1">
              <text:list-item>
                <text:p text:style-name="P9"><text:span text:style-name="T1">Docker is not yet a given on production systems</text:span></text:p>
              </text:list-item>
              <text:list-item>
                <text:p text:style-name="P10">Most examples concentrate either on dev (1 container) or crazy webscale shit (Google, Netflix)</text:p>
              </text:list-item>
              <text:list-item>
                <text:p text:style-name="P10">There's an inbetween space that doesn't get much air time</text:p>
              </text:list-item>
              <text:list-item>
                <text:p text:style-name="P10">That's what we're doing today</text:p>
              </text:list-item>
            </text:list>
            <text:p text:style-name="P11"/>
          </table:table-cell>
        </table:table-row>
        <table:table-row>
          <table:table-cell table:style-name="Table1.A1" office:value-type="string">
            <text:p text:style-name="P11">Niche outfit, $1/2/3k turnover per day.</text:p>
            <text:p text:style-name="P12">Not web scale. Borg not appropriate.</text:p>
            <text:p text:style-name="P12"/>
          </table:table-cell>
        </table:table-row>
        <table:table-row>
          <table:table-cell table:style-name="Table1.A1" office:value-type="string">
            <text:p text:style-name="P12">Anyone <text:span text:style-name="T2">NOT</text:span> heard of Docker?</text:p>
            <text:p text:style-name="P12"/>
          </table:table-cell>
        </table:table-row>
        <table:table-row>
          <table:table-cell table:style-name="Table1.A1" office:value-type="string">
            <text:p text:style-name="P12">virtualized hardware: good for compatibility and security, shit for performance.</text:p>
            <text:p text:style-name="P12"/>
          </table:table-cell>
        </table:table-row>
        <table:table-row>
          <table:table-cell table:style-name="Table1.A1" office:value-type="string">
            <text:p text:style-name="P12">virtualized OS: more restrictive of compatibility, pretty good for security, great for performance.</text:p>
            <text:p text:style-name="P12">System calls get passed through from the guest to the host with very little interference, while still maintaining good isolation (namespaces, etc).</text:p>
            <text:p text:style-name="P12"/>
          </table:table-cell>
        </table:table-row>
        <table:table-row>
          <table:table-cell table:style-name="Table1.A1" office:value-type="string">
            <text:p text:style-name="P12">chroot</text:p>
            <text:p text:style-name="P12">BSD jails</text:p>
            <text:p text:style-name="P12">solaris zones (LX brand zone)</text:p>
            <text:p text:style-name="P12">LXC</text:p>
            <text:p text:style-name="P13">Docker (was based on LXC, now libcontainer)</text:p>
            <text:p text:style-name="P13"/>
          </table:table-cell>
        </table:table-row>
        <table:table-row>
          <table:table-cell table:style-name="Table1.A1" office:value-type="string">
            <text:p text:style-name="P12">It captures your wisdom, scripts, what have you into one coherent image that can then be deployed into production once or many times, and redeployed quickly.</text:p>
            <text:p text:style-name="P12"/>
          </table:table-cell>
        </table:table-row>
        <table:table-row>
          <table:table-cell table:style-name="Table1.A1" office:value-type="string">
            <text:p text:style-name="P7"><text:a xlink:type="simple" xlink:href="http://howtonode.org/hello-node"><text:span text:style-name="T5">http://howtonode.org/hello-node</text:span></text:a></text:p>
            <text:p text:style-name="P7"><text:a xlink:type="simple" xlink:href="https://github.com/brianc/node-postgres"><text:span text:style-name="T5">https://github.com/brianc/node-postgres</text:span></text:a></text:p>
            <text:p text:style-name="P7"><text:a xlink:type="simple" xlink:href="https://raw.githubusercontent.com/jfrazelle/bane/master/docker-nginx-sample"><text:span text:style-name="T5">https://raw.githubusercontent.com/jfrazelle/bane/master/docker-nginx-sample</text:span></text:a></text:p>
            <text:p text:style-name="P14"/>
          </table:table-cell>
        </table:table-row>
        <table:table-row>
          <table:table-cell table:style-name="Table1.A1" office:value-type="string">
            <text:p text:style-name="P14">sudo apparmor_parser -r -W waf.aa</text:p>
            <text:p text:style-name="P14">sudo apparmor_status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ext:soft-page-break/>
        <table:table-row>
          <table:table-cell table:style-name="Table1.A1" office:value-type="string">
            <text:p text:style-name="P15">vim app/Dockerfile</text:p>
            <text:p text:style-name="P15"/>
            <text:p text:style-name="P5">FROM node:4.3.0</text:p>
            <text:p text:style-name="P5">COPY . /opt</text:p>
            <text:p text:style-name="P5">RUN cd /opt &amp;&amp; npm install pg</text:p>
            <text:p text:style-name="P5">WORKDIR /opt</text:p>
            <text:p text:style-name="P5">CMD ["node", "./index.js"]</text:p>
            <text:p text:style-name="P15"/>
          </table:table-cell>
        </table:table-row>
        <table:table-row>
          <table:table-cell table:style-name="Table1.A1" office:value-type="string">
            <text:p text:style-name="P19">CREATE TABLE greetings (message TEXT NOT NULL);</text:p>
            <text:p text:style-name="P19">INSERT INTO <text:s text:c="2"/>greetings (message) VALUES (' says Hello World');</text:p>
            <text:p text:style-name="P19"/>
          </table:table-cell>
        </table:table-row>
        <table:table-row>
          <table:table-cell table:style-name="Table1.A1" office:value-type="string">
            <text:p text:style-name="P2">--- x<text:tab/>2016-05-05 11:34:12.892239476 +1200</text:p>
            <text:p text:style-name="P2">+++ y<text:tab/>2016-05-05 11:35:39.328241029 +1200</text:p>
            <text:p text:style-name="P2">@@ -1,18 +1,23 @@</text:p>
            <text:p text:style-name="P2"><text:s/>var pg = require('pg');</text:p>
            <text:p text:style-name="P2"><text:s/></text:p>
            <text:p text:style-name="P2">-var conString = "postgres://username:password@localhost/database";</text:p>
            <text:p text:style-name="P2">-</text:p>
            <text:p text:style-name="P6">+var conString = "postgres://postgres:@db/postgres";</text:p>
            <text:p text:style-name="P6">+var message = '';</text:p>
            <text:p text:style-name="P2"><text:s/>var client = new pg.Client(conString);</text:p>
            <text:p text:style-name="P2">-client.connect(function(err) {</text:p>
            <text:p text:style-name="P6">+client.connect(function get_msg(err) {</text:p>
            <text:p text:style-name="P2"><text:s text:c="3"/>if(err) {</text:p>
            <text:p text:style-name="P2">- <text:s text:c="3"/>return console.error('could not connect to postgres', err);</text:p>
            <text:p text:style-name="P6">+ <text:s text:c="3"/>console.error('could not connect to postgres', err);</text:p>
            <text:p text:style-name="P6">+ <text:s text:c="3"/>process.exit(1);</text:p>
            <text:p text:style-name="P2"><text:s text:c="3"/>}</text:p>
            <text:p text:style-name="P2">- <text:s/>client.query('SELECT NOW() AS "theTime"', function(err, result) {</text:p>
            <text:p text:style-name="P2"><text:span text:style-name="T2">+ <text:s/>client.query('SELECT message FROM greetings LIMIT 1', function(err, result) </text:span>{</text:p>
            <text:p text:style-name="P2"><text:s text:c="5"/>if(err) {</text:p>
            <text:p text:style-name="P2">- <text:s text:c="5"/>return console.error('error running query', err);</text:p>
            <text:p text:style-name="P6">+ <text:s text:c="5"/>console.error('error running query', err);</text:p>
            <text:p text:style-name="P6">+ <text:s text:c="5"/>process.exit(1);</text:p>
            <text:p text:style-name="P2">+ <text:s text:c="3"/>}</text:p>
            <text:p text:style-name="P6">+ <text:s text:c="3"/>message = result.rows[0].message;</text:p>
            <text:p text:style-name="P6">+ <text:s text:c="3"/>if (!message){</text:p>
            <text:p text:style-name="P6">+ <text:s text:c="7"/>setTimeout(get_msg, 250);</text:p>
            <text:p text:style-name="P6">+ <text:s text:c="7"/>return;</text:p>
            <text:p text:style-name="P6"><text:s text:c="5"/>}</text:p>
            <text:p text:style-name="P2">- <text:s text:c="3"/>console.log(result.rows[0].theTime);</text:p>
            <text:p text:style-name="P2">- <text:s text:c="3"/>//output: Tue Jan 15 2013 19:12:47 GMT-600 (CST)</text:p>
            <text:p text:style-name="P2"><text:s text:c="5"/>client.end();</text:p>
            <text:p text:style-name="P2"><text:s text:c="3"/>});</text:p>
            <text:p text:style-name="P2"><text:s/>});</text:p>
            <text:p text:style-name="P2">@@ -23,7 +28,7 @@</text:p>
            <text:p text:style-name="P2"><text:s/>// Configure our HTTP server to respond with Hello World to all requests.</text:p>
            <text:p text:style-name="P2"><text:s/>var server = http.createServer(function (request, response) {</text:p>
            <text:p text:style-name="P2"><text:s text:c="3"/>response.writeHead(200, {"Content-Type": "text/plain"});</text:p>
            <text:p text:style-name="P2">- <text:s/>response.end("Hello World\n");</text:p>
            <text:p text:style-name="P6">+ <text:s/>response.end(process.env.HOSTNAME + message + "\n");</text:p>
            <text:p text:style-name="P2"><text:s/>});</text:p>
            <text:p text:style-name="P2"><text:s/></text:p>
            <text:p text:style-name="P2"><text:s/>// Listen on port 8000, IP defaults to 127.0.0.1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ext:soft-page-break/>
        <table:table-row>
          <table:table-cell table:style-name="Table1.A1" office:value-type="string">
            <text:p text:style-name="P16">vim <text:span text:style-name="T6">docker-compose.yml</text:span></text:p>
            <text:p text:style-name="P16"/>
            <text:p text:style-name="P4">version: "2"</text:p>
            <text:p text:style-name="P3"></text:p>
            <text:p text:style-name="P3">services:</text:p>
            <text:p text:style-name="P3"></text:p>
            <text:p text:style-name="P3"><text:s text:c="4"/>waf:</text:p>
            <text:p text:style-name="P3"><text:s text:c="8"/>image: jlabusch/naxsi</text:p>
            <text:p text:style-name="P3"><text:s text:c="8"/>links:</text:p>
            <text:p text:style-name="P3"><text:s text:c="12"/>- lb:haproxy</text:p>
            <text:p text:style-name="P3"><text:s text:c="8"/>ports:</text:p>
            <text:p text:style-name="P3"><text:s text:c="12"/>- "8000:80"</text:p>
            <text:p text:style-name="P3"><text:s text:c="8"/>security_opt:</text:p>
            <text:p text:style-name="P3"><text:s text:c="12"/>- "apparmor:docker-nginx-sample"</text:p>
            <text:p text:style-name="P3"></text:p>
            <text:p text:style-name="P3"><text:s text:c="4"/>lb:</text:p>
            <text:p text:style-name="P3"><text:s text:c="8"/>image: dockercloud/haproxy:1.2.1</text:p>
            <text:p text:style-name="P3"><text:s text:c="8"/>links:</text:p>
            <text:p text:style-name="P3"><text:s text:c="12"/>- app</text:p>
            <text:p text:style-name="P3"><text:s text:c="8"/>expose:</text:p>
            <text:p text:style-name="P3"><text:s text:c="12"/>- "80"</text:p>
            <text:p text:style-name="P3"><text:s text:c="8"/>volumes:</text:p>
            <text:p text:style-name="P3"><text:s text:c="12"/>- /var/run/docker.sock:/var/run/docker.sock</text:p>
            <text:p text:style-name="P3"></text:p>
            <text:p text:style-name="P3"><text:s text:c="4"/>app:</text:p>
            <text:p text:style-name="P3"><text:s text:c="8"/>image: docker-demo/app</text:p>
            <text:p text:style-name="P3"><text:s text:c="8"/>restart: always</text:p>
            <text:p text:style-name="P3"><text:s text:c="8"/>build: ./app</text:p>
            <text:p text:style-name="P3"><text:s text:c="8"/>links:</text:p>
            <text:p text:style-name="P3"><text:s text:c="12"/>- db</text:p>
            <text:p text:style-name="P3"><text:s text:c="8"/>expose:</text:p>
            <text:p text:style-name="P3"><text:s text:c="12"/>- "8000"</text:p>
            <text:p text:style-name="P3"><text:s text:c="8"/>environment:</text:p>
            <text:p text:style-name="P3"><text:s text:c="12"/>VIRTUAL_HOST: "example.com"</text:p>
            <text:p text:style-name="P3"/>
            <text:p text:style-name="P3"><text:s text:c="4"/>db:</text:p>
            <text:p text:style-name="P3"><text:s text:c="8"/>image: postgres:9.4</text:p>
            <text:p text:style-name="P3"><text:s text:c="8"/>expose:</text:p>
            <text:p text:style-name="P3"><text:s text:c="12"/>- "5132"</text:p>
            <text:p text:style-name="P3"><text:s text:c="8"/>volumes:</text:p>
            <text:p text:style-name="P3"><text:s text:c="12"/>- ./db:/docker-entrypoint-initdb.d:ro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PG Courier GPL&amp;GNU" svg:font-family="'BPG Courier GPL&amp;GNU'" style:font-pitch="fixed"/>
    <style:font-face style:name="Aroania" svg:font-family="Aroania" style:font-pitch="variable"/>
    <style:font-face style:name="BPG DedaEna Block GPL&amp;GNU" svg:font-family="'BPG DedaEna Block GPL&amp;GNU'" style:font-pitch="variable"/>
    <style:font-face style:name="Liberation Serif" svg:font-family="'Liberation Serif'" style:font-family-generic="roman" style:font-pitch="variable"/>
    <style:font-face style:name="BPG DejaVu Sans 2011 GNU-GPL" svg:font-family="'BPG DejaVu Sans 2011 GNU-GPL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0:32:05.216567993</meta:creation-date>
    <meta:generator>LibreOffice/4.2.8.2$Linux_X86_64 LibreOffice_project/420m0$Build-2</meta:generator>
    <dc:date>2016-05-05T11:40:09.638644618</dc:date>
    <meta:editing-duration>PT1H21S</meta:editing-duration>
    <meta:editing-cycles>11</meta:editing-cycles>
    <meta:document-statistic meta:table-count="1" meta:image-count="0" meta:object-count="0" meta:page-count="3" meta:paragraph-count="111" meta:word-count="414" meta:character-count="3575" meta:non-whitespace-character-count="2796"/>
  </office:meta>
</office:document-meta>
</file>